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24.75pt"/>
    </style:style>
    <style:style style:name="P2" style:family="paragraph" style:parent-style-name="Standard">
      <style:text-properties style:font-name="sans-serif" fo:font-size="13.5pt"/>
    </style:style>
    <style:style style:name="P3" style:family="paragraph" style:parent-style-name="Standard">
      <style:text-properties style:font-name="sans-serif" fo:font-size="11pt" fo:font-weight="bold" officeooo:paragraph-rsid="000d3a83" style:font-size-asian="11pt" style:font-weight-asian="bold" style:font-size-complex="11pt" style:font-weight-complex="bold"/>
    </style:style>
    <style:style style:name="P4" style:family="paragraph" style:parent-style-name="Standard">
      <style:text-properties style:font-name="sans-serif" fo:font-size="11pt" fo:font-weight="normal" style:font-size-asian="11pt" style:font-weight-asian="normal" style:font-size-complex="11pt" style:font-weight-complex="normal"/>
    </style:style>
    <style:style style:name="P5" style:family="paragraph" style:parent-style-name="Standard">
      <style:text-properties style:font-name="sans-serif" fo:font-size="11pt" fo:font-weight="normal" officeooo:rsid="000d3a83" officeooo:paragraph-rsid="000d3a83" style:font-size-asian="11pt" style:font-weight-asian="normal" style:font-size-complex="11pt" style:font-weight-complex="normal"/>
    </style:style>
    <style:style style:name="P6" style:family="paragraph" style:parent-style-name="Standard">
      <style:text-properties style:font-name="sans-serif" fo:font-size="12pt" fo:font-weight="bold" style:font-size-asian="12pt" style:font-weight-asian="bold" style:font-size-complex="12pt" style:font-weight-complex="bold"/>
    </style:style>
    <style:style style:name="P7" style:family="paragraph" style:parent-style-name="Standard">
      <style:text-properties style:font-name="sans-serif" fo:font-size="12pt" fo:font-weight="bold" officeooo:rsid="000defb1" officeooo:paragraph-rsid="000defb1" style:font-size-asian="12pt" style:font-weight-asian="bold" style:font-size-complex="12pt" style:font-weight-complex="bold"/>
    </style:style>
    <style:style style:name="P8" style:family="paragraph" style:parent-style-name="Standard">
      <style:text-properties style:font-name="sans-serif" fo:font-size="12pt" fo:font-weight="normal" style:font-size-asian="12pt" style:font-weight-asian="normal" style:font-size-complex="12pt" style:font-weight-complex="normal"/>
    </style:style>
    <style:style style:name="P9" style:family="paragraph" style:parent-style-name="Standard">
      <style:text-properties style:font-name="sans-serif" fo:font-size="12pt" officeooo:paragraph-rsid="000b9406" style:font-size-asian="12pt" style:font-size-complex="12pt"/>
    </style:style>
    <style:style style:name="P10" style:family="paragraph" style:parent-style-name="Standard">
      <style:text-properties officeooo:paragraph-rsid="000c731d"/>
    </style:style>
    <style:style style:name="P11" style:family="paragraph" style:parent-style-name="Standard">
      <style:text-properties style:font-name="Liberation Sans" fo:font-size="12pt" officeooo:paragraph-rsid="000c731d" style:font-size-asian="12pt" style:font-size-complex="12pt"/>
    </style:style>
    <style:style style:name="P12" style:family="paragraph" style:parent-style-name="Standard">
      <style:text-properties style:font-name="Liberation Sans" fo:font-size="12pt" officeooo:rsid="000c731d" officeooo:paragraph-rsid="000c731d" style:font-size-asian="12pt" style:font-size-complex="12pt"/>
    </style:style>
    <style:style style:name="P13" style:family="paragraph" style:parent-style-name="Standard">
      <style:text-properties style:font-name="Liberation Sans" fo:font-size="12pt" officeooo:rsid="000c731d" officeooo:paragraph-rsid="000d3a83" style:font-size-asian="12pt" style:font-size-complex="12pt"/>
    </style:style>
    <style:style style:name="P14" style:family="paragraph" style:parent-style-name="Standard">
      <style:text-properties style:font-name="Liberation Sans" fo:font-size="12pt" officeooo:rsid="000d3a83" officeooo:paragraph-rsid="000d3a83" style:font-size-asian="12pt" style:font-size-complex="12pt"/>
    </style:style>
    <style:style style:name="P15" style:family="paragraph" style:parent-style-name="Standard">
      <style:text-properties fo:font-size="12pt" officeooo:paragraph-rsid="000c731d" style:font-size-asian="12pt" style:font-size-complex="12pt"/>
    </style:style>
    <style:style style:name="P16" style:family="paragraph" style:parent-style-name="Standard">
      <style:text-properties fo:font-size="12pt" officeooo:rsid="000c731d" officeooo:paragraph-rsid="000c731d" style:font-size-asian="12pt" style:font-size-complex="12pt"/>
    </style:style>
    <style:style style:name="P17" style:family="paragraph" style:parent-style-name="Standard">
      <style:text-properties fo:font-size="12pt" fo:font-weight="bold" style:font-size-asian="12pt" style:font-weight-asian="bold" style:font-size-complex="12pt" style:font-weight-complex="bold"/>
    </style:style>
    <style:style style:name="P18" style:family="paragraph" style:parent-style-name="Standard">
      <style:text-properties fo:font-size="12pt" fo:font-weight="bold" officeooo:rsid="00104f8c" officeooo:paragraph-rsid="00104f8c" style:font-size-asian="12pt" style:font-weight-asian="bold" style:font-size-complex="12pt" style:font-weight-complex="bold"/>
    </style:style>
    <style:style style:name="P19" style:family="paragraph" style:parent-style-name="Text_20_body">
      <style:text-properties fo:font-size="12pt" fo:font-weight="bold" style:font-size-asian="12pt" style:font-weight-asian="bold" style:font-size-complex="12pt" style:font-weight-complex="bold"/>
    </style:style>
    <style:style style:name="P20" style:family="paragraph" style:parent-style-name="Text_20_body">
      <style:text-properties fo:font-size="12pt" officeooo:rsid="00104f8c" officeooo:paragraph-rsid="00104f8c" style:font-size-asian="12pt" style:font-size-complex="12pt"/>
    </style:style>
    <style:style style:name="P21" style:family="paragraph" style:parent-style-name="Text_20_body">
      <style:text-properties style:font-name="Liberation Sans" fo:font-size="12pt" style:font-size-asian="12pt" style:font-size-complex="12pt"/>
    </style:style>
    <style:style style:name="P22" style:family="paragraph" style:parent-style-name="Text_20_body">
      <style:text-properties style:font-name="Liberation Sans" fo:font-size="12pt" officeooo:rsid="00104f8c" officeooo:paragraph-rsid="00104f8c" style:font-size-asian="12pt" style:font-size-complex="12pt"/>
    </style:style>
    <style:style style:name="P23" style:family="paragraph" style:parent-style-name="Standard">
      <style:text-properties fo:font-size="12pt" officeooo:rsid="000b9406" officeooo:paragraph-rsid="000b9406" style:font-size-asian="12pt" style:font-size-complex="12pt"/>
    </style:style>
    <style:style style:name="P24" style:family="paragraph" style:parent-style-name="Standard">
      <style:text-properties style:font-name="Liberation Sans" fo:font-size="12pt" officeooo:rsid="000c731d" officeooo:paragraph-rsid="000c731d" style:font-size-asian="12pt" style:font-size-complex="12pt"/>
    </style:style>
    <style:style style:name="P25" style:family="paragraph" style:parent-style-name="Standard">
      <style:text-properties style:font-name="Liberation Sans" fo:font-size="12pt" officeooo:paragraph-rsid="000c731d" style:font-size-asian="12pt" style:font-size-complex="12pt"/>
    </style:style>
    <style:style style:name="P26" style:family="paragraph" style:parent-style-name="Standard">
      <style:text-properties style:font-name="Liberation Sans" fo:font-size="12pt" fo:font-weight="normal" officeooo:rsid="000defb1" officeooo:paragraph-rsid="000d3a83" style:font-size-asian="12pt" style:font-weight-asian="normal" style:font-size-complex="12pt" style:font-weight-complex="normal"/>
    </style:style>
    <style:style style:name="P27" style:family="paragraph" style:parent-style-name="Standard">
      <style:text-properties style:font-name="sans-serif" fo:font-size="11pt" fo:font-weight="bold" officeooo:rsid="000b9406" officeooo:paragraph-rsid="000b9406" style:font-size-asian="11pt" style:font-weight-asian="bold" style:font-size-complex="11pt" style:font-weight-complex="bold"/>
    </style:style>
    <style:style style:name="P28" style:family="paragraph" style:parent-style-name="Standard">
      <style:text-properties style:font-name="sans-serif" fo:font-size="11pt" fo:font-weight="normal" officeooo:rsid="000d3a83" officeooo:paragraph-rsid="000d3a83" style:font-size-asian="11pt" style:font-weight-asian="normal" style:font-size-complex="11pt" style:font-weight-complex="normal"/>
    </style:style>
    <style:style style:name="P29" style:family="paragraph" style:parent-style-name="Standard">
      <style:text-properties style:font-name="sans-serif" fo:font-size="12pt" fo:font-weight="normal" style:font-size-asian="12pt" style:font-weight-asian="normal" style:font-size-complex="12pt" style:font-weight-complex="normal"/>
    </style:style>
    <style:style style:name="P30" style:family="paragraph" style:parent-style-name="Standard">
      <style:text-properties style:font-name="sans-serif" fo:font-size="12pt" fo:font-weight="normal" officeooo:rsid="000d3a83" officeooo:paragraph-rsid="000d3a83" style:font-size-asian="12pt" style:font-weight-asian="normal" style:font-size-complex="12pt" style:font-weight-complex="normal"/>
    </style:style>
    <style:style style:name="P31" style:family="paragraph" style:parent-style-name="Standard">
      <style:text-properties style:font-name="sans-serif" fo:font-size="12pt" fo:font-weight="normal" officeooo:rsid="00104f8c" officeooo:paragraph-rsid="00104f8c" style:font-size-asian="12pt" style:font-weight-asian="normal" style:font-size-complex="12pt" style:font-weight-complex="normal"/>
    </style:style>
    <style:style style:name="P32" style:family="paragraph" style:parent-style-name="Standard">
      <style:text-properties style:font-name="sans-serif" fo:font-size="12pt" fo:font-weight="bold" officeooo:rsid="000d3a83" officeooo:paragraph-rsid="00131841" style:font-size-asian="12pt" style:font-weight-asian="bold" style:font-size-complex="12pt" style:font-weight-complex="bold"/>
    </style:style>
    <style:style style:name="P33" style:family="paragraph" style:parent-style-name="Standard">
      <style:text-properties officeooo:paragraph-rsid="000b9406"/>
    </style:style>
    <style:style style:name="P34" style:family="paragraph" style:parent-style-name="Text_20_body">
      <style:text-properties style:font-name="Liberation Sans" fo:font-size="12pt" officeooo:rsid="00104f8c" officeooo:paragraph-rsid="00104f8c" style:font-size-asian="12pt" style:font-size-complex="12pt"/>
    </style:style>
    <style:style style:name="T1" style:family="text">
      <style:text-properties officeooo:rsid="000b9406"/>
    </style:style>
    <style:style style:name="T2" style:family="text">
      <style:text-properties style:font-name="sans-serif"/>
    </style:style>
    <style:style style:name="T3" style:family="text">
      <style:text-properties style:font-name="sans-serif" officeooo:rsid="000b9406"/>
    </style:style>
    <style:style style:name="T4" style:family="text">
      <style:text-properties style:font-name="sans-serif" fo:font-weight="normal" style:font-weight-asian="normal" style:font-weight-complex="normal"/>
    </style:style>
    <style:style style:name="T5" style:family="text">
      <style:text-properties style:font-name="sans-serif" fo:font-weight="normal" officeooo:rsid="000eb874" style:font-weight-asian="normal" style:font-weight-complex="normal"/>
    </style:style>
    <style:style style:name="T6" style:family="text">
      <style:text-properties style:font-name="sans-serif" fo:font-weight="normal" officeooo:rsid="0010e971" style:font-weight-asian="normal" style:font-weight-complex="normal"/>
    </style:style>
    <style:style style:name="T7" style:family="text">
      <style:text-properties style:font-name="sans-serif" fo:font-weight="normal" officeooo:rsid="00111658" style:font-weight-asian="normal" style:font-weight-complex="normal"/>
    </style:style>
    <style:style style:name="T8" style:family="text">
      <style:text-properties style:font-name="sans-serif" fo:font-weight="normal" officeooo:rsid="00128356" style:font-weight-asian="normal" style:font-weight-complex="normal"/>
    </style:style>
    <style:style style:name="T9" style:family="text">
      <style:text-properties style:font-name="sans-serif" fo:font-weight="normal" officeooo:rsid="00131841" style:font-weight-asian="normal" style:font-weight-complex="normal"/>
    </style:style>
    <style:style style:name="T10" style:family="text">
      <style:text-properties officeooo:rsid="000c731d"/>
    </style:style>
    <style:style style:name="T11" style:family="text">
      <style:text-properties style:font-name="Liberation Sans"/>
    </style:style>
    <style:style style:name="T12" style:family="text">
      <style:text-properties style:font-name="Liberation Sans" fo:font-weight="normal" style:font-weight-asian="normal" style:font-weight-complex="normal"/>
    </style:style>
    <style:style style:name="T13" style:family="text">
      <style:text-properties style:font-name="Liberation Sans" fo:font-weight="normal" officeooo:rsid="000c731d" style:font-weight-asian="normal" style:font-weight-complex="normal"/>
    </style:style>
    <style:style style:name="T14" style:family="text">
      <style:text-properties style:font-name="Liberation Sans" fo:font-weight="normal" officeooo:rsid="000b9406" style:font-weight-asian="normal" style:font-weight-complex="normal"/>
    </style:style>
    <style:style style:name="T15" style:family="text">
      <style:text-properties style:font-name="Liberation Sans" fo:font-weight="normal" officeooo:rsid="000defb1" style:font-weight-asian="normal" style:font-weight-complex="normal"/>
    </style:style>
    <style:style style:name="T16" style:family="text">
      <style:text-properties style:font-name="Liberation Sans" fo:font-weight="normal" officeooo:rsid="00131841" style:font-weight-asian="normal" style:font-weight-complex="normal"/>
    </style:style>
    <style:style style:name="T17" style:family="text">
      <style:text-properties style:font-name="Liberation Sans" officeooo:rsid="000b9406"/>
    </style:style>
    <style:style style:name="T18" style:family="text">
      <style:text-properties style:font-name="Liberation Sans" officeooo:rsid="000c731d"/>
    </style:style>
    <style:style style:name="T19" style:family="text">
      <style:text-properties style:font-name="Liberation Sans" officeooo:rsid="000d3a83"/>
    </style:style>
    <style:style style:name="T20" style:family="text">
      <style:text-properties officeooo:rsid="000d3a83"/>
    </style:style>
    <style:style style:name="T21" style:family="text">
      <style:text-properties fo:font-weight="normal" style:font-weight-asian="normal" style:font-weight-complex="normal"/>
    </style:style>
    <style:style style:name="T22" style:family="text">
      <style:text-properties fo:font-weight="normal" officeooo:rsid="000d3a83" style:font-weight-asian="normal" style:font-weight-complex="normal"/>
    </style:style>
    <style:style style:name="T23" style:family="text">
      <style:text-properties fo:font-size="12pt" officeooo:rsid="000b9406" style:font-size-asian="12pt" style:font-size-complex="12pt"/>
    </style:style>
    <style:style style:name="T24" style:family="text">
      <style:text-properties fo:font-size="12pt" fo:font-style="italic" officeooo:rsid="000b9406" style:font-size-asian="12pt" style:font-style-asian="italic" style:font-size-complex="12pt" style:font-style-complex="italic"/>
    </style:style>
    <style:style style:name="T25" style:family="text">
      <style:text-properties fo:font-size="12pt" fo:font-style="normal" officeooo:rsid="000b9406"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roject Management Methodologies</text:p>
      <text:p text:style-name="P2"/>
      <text:p text:style-name="P2"/>
      <text:p text:style-name="P6">1. List down any 5 differences between Traditional and Modern project management methodologies?</text:p>
      <text:p text:style-name="P6"/>
      <text:p text:style-name="P9"><text:s/><text:span text:style-name="T11"><text:s text:c="2"/></text:span><text:span text:style-name="T17">Traditional project management </text:span><text:span text:style-name="T1"><text:s text:c="26"/></text:span></text:p>
      <text:p text:style-name="P9"/>
      <text:p text:style-name="P33"><text:span text:style-name="T3">1 <text:s/></text:span><text:s text:c="6"/>projects associated with a high level of certainty, can <text:s/>benefit from <text:span text:style-name="T1">this </text:span>approach. <text:s/></text:p>
      <text:p text:style-name="P23">2 <text:s text:c="9"/>Traditional project management is an established methodology for running projects in a sequential <text:s/></text:p>
      <text:p text:style-name="P10"><text:span text:style-name="T23"><text:s text:c="11"/>cycle:</text:span><text:span text:style-name="T25"> </text:span><text:span text:style-name="Emphasis"><text:span text:style-name="T25">initiation</text:span></text:span><text:span text:style-name="T25">, </text:span><text:span text:style-name="Emphasis"><text:span text:style-name="T25">planning</text:span></text:span><text:span text:style-name="T25">, </text:span><text:span text:style-name="Emphasis"><text:span text:style-name="T25">executing</text:span></text:span><text:span text:style-name="T25">, </text:span><text:span text:style-name="Emphasis"><text:span text:style-name="T25">monitoring and controlling</text:span></text:span><text:span text:style-name="T25">, and </text:span><text:span text:style-name="Emphasis"><text:span text:style-name="T25">closing</text:span></text:span><text:span text:style-name="T25">.</text:span></text:p>
      <text:p text:style-name="P23">3 <text:s text:c="7"/>Making changes to previouse steps is highly difficult in this <text:s/>model.</text:p>
      <text:p text:style-name="P15"><text:span text:style-name="T1">4 <text:s text:c="7"/></text:span><text:span text:style-name="T17">It entails achieving the succession in </text:span><text:span text:style-name="T11">the implementation process and provides <text:s/></text:span></text:p>
      <text:p text:style-name="P11"><text:span text:style-name="T1"><text:s/></text:span><text:s text:c="9"/>the benefits of milestone based planning and team building. </text:p>
      <text:p text:style-name="P15"><text:span text:style-name="T18">5 <text:s text:c="6"/></text:span><text:span text:style-name="T11">In IT and software development, thi</text:span><text:span text:style-name="T18">s </text:span><text:span text:style-name="T11">methodology type is called “Waterfall”</text:span><text:span text:style-name="T18">model.</text:span></text:p>
      <text:p text:style-name="P12"/>
      <text:p text:style-name="P12"><text:s text:c="4"/>Modern project management methodologies</text:p>
      <text:p text:style-name="P12"/>
      <text:p text:style-name="P16"><text:span text:style-name="T11">1 <text:s text:c="5"/>projects associated with a high level of </text:span><text:span text:style-name="T19">un</text:span><text:span text:style-name="T11">certainty (such as research and development</text:span><text:span text:style-name="T17">)</text:span><text:span text:style-name="T11">, can <text:s text:c="6"/></text:span></text:p>
      <text:p text:style-name="P16"><text:span text:style-name="T11"><text:s text:c="8"/>benefit from </text:span><text:span text:style-name="T17">this </text:span><text:span text:style-name="T11">approach. <text:s/></text:span></text:p>
      <text:p text:style-name="P15"><text:span text:style-name="T18">2 <text:s text:c="4"/></text:span><text:span text:style-name="T11">Modern methodologiesdo not focus on linear processes but they provide an alternative look at </text:span></text:p>
      <text:p text:style-name="P12"><text:s text:c="8"/>project management. </text:p>
      <text:p text:style-name="P12">3 <text:s text:c="5"/>previouse steps can be modified without any difficulties.</text:p>
      <text:p text:style-name="P11"><text:span text:style-name="T10">4 <text:s text:c="5"/></text:span>Some of the methods are best for IT and software development, while others can be </text:p>
      <text:p text:style-name="P13"><text:s text:c="8"/>implemented in production, process mprovement, product engineering, and <text:span text:style-name="T20">so on.</text:span></text:p>
      <text:p text:style-name="P14">5 <text:s text:c="5"/>waterfall model is not so adaptable for this model.</text:p>
      <text:p text:style-name="P11"><text:s text:c="73"/></text:p>
      <text:p text:style-name="P27"><text:s text:c="45"/></text:p>
      <text:p text:style-name="P3">2.How to choose which Project Management Methodology that the project </text:p>
      <text:p text:style-name="P3">should adapt and why?</text:p>
      <text:p text:style-name="P3"/>
      <text:p text:style-name="P3"><text:s text:c="5"/><text:span text:style-name="T21">Project Management Methodology that the project should adapt </text:span><text:span text:style-name="T22">depends completely on the type of project,project manager and the organization.</text:span></text:p>
      <text:p text:style-name="P5"/>
      <text:p text:style-name="P5"><text:s text:c="3"/>Traditional methodology is used when all the requrements are gathered and no more confusion regarding project.If the requrements are stable and no more changes are expected in futher this methodology is used as it gives amost qualitized product.</text:p>
      <text:p text:style-name="P30"/>
      <text:p text:style-name="P32"><text:span text:style-name="T21"><text:s text:c="3"/>Modern methodology is used when </text:span><text:span text:style-name="T13"><text:s/>projects associated with a high level of </text:span><text:span text:style-name="T12">un</text:span><text:span text:style-name="T13">certainty <text:s text:c="2"/>(such as research and development</text:span><text:span text:style-name="T14">)</text:span><text:span text:style-name="T13">, can <text:s/>benefit from </text:span><text:span text:style-name="T14">this </text:span><text:span text:style-name="T13">approach. </text:span><text:span text:style-name="T15">As this approaches are more adaptable for changes i.e., i</text:span><text:span text:style-name="T16"> acadgild.com</text:span><text:span text:style-name="T15">f the client request to add changes ,modification can be done in this methods.Hence this method is flexible.</text:span></text:p>
      <text:p text:style-name="P26"/>
      <text:p text:style-name="P7"><text:span text:style-name="T15">I</text:span><text:span text:style-name="T12">f the <text:s/>waterfall model is chosen without knowing project uncertainity,then the whole project will be under risk as changes to previouse steps are can posible in this approach and will be in loss. <text:s/></text:span></text:p>
      <text:p text:style-name="P8"><text:s text:c="3"/></text:p>
      <text:p text:style-name="P5"/>
      <text:p text:style-name="P4"><text:soft-page-break/></text:p>
      <text:p text:style-name="P17"><text:span text:style-name="T2">3.When do you decide if the Project has to be done in Sprints and provide an example</text:span><text:span text:style-name="T4">?</text:span></text:p>
      <text:p text:style-name="P8"/>
      <text:p text:style-name="P19"><text:span text:style-name="T5">S</text:span><text:span text:style-name="T4">print is a set period of time during which specific work has to be completed and made ready for review.</text:span></text:p>
      <text:p text:style-name="P21">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what criteria need to be met for the work to be approved and accepted.</text:p>
      <text:p text:style-name="P22">Project can be done in sprints </text:p>
      <text:p text:style-name="P22">1. when deadlines are short</text:p>
      <text:p text:style-name="P22">2 when employees are skilled </text:p>
      <text:p text:style-name="P20"><text:span text:style-name="T4">3.</text:span><text:span text:style-name="T6">work </text:span><text:span text:style-name="T4">can be divided into tasks</text:span></text:p>
      <text:p text:style-name="P31">4.Employees can work in same cabin</text:p>
      <text:p text:style-name="P31"/>
      <text:p text:style-name="P18"><text:span text:style-name="T4">Exa</text:span><text:span text:style-name="T6">mple:</text:span><text:span text:style-name="T7">Final year projects at colleges.Where the project is divided into modules and given to </text:span><text:span text:style-name="T8">4 </text:span><text:span text:style-name="T7">students </text:span><text:span text:style-name="T8">in scrum</text:span><text:span text:style-name="T7">.sprints needs to be provided on the reviews like amount of work completed </text:span><text:span text:style-name="T8">by each students </text:span><text:span text:style-name="T9">before the deadline </text:span><text:span text:style-name="T7"><text:s/>and upcoming work to be completed.Based on the previous work sprin</text:span><text:span text:style-name="T9">ts </text:span><text:span text:style-name="T7">need to be clubed at <text:s/></text:span><text:span text:style-name="T9">l</text:span><text:span text:style-name="T7">ast to meet the actual work of the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3:37:10.372145916</meta:creation-date>
    <dc:date>2016-08-17T16:23:59.665073433</dc:date>
    <meta:editing-duration>PT14M50S</meta:editing-duration>
    <meta:editing-cycles>3</meta:editing-cycles>
    <meta:generator>LibreOffice/5.1.4.2$Linux_X86_64 LibreOffice_project/10m0$Build-2</meta:generator>
    <meta:document-statistic meta:table-count="0" meta:image-count="0" meta:object-count="0" meta:page-count="2" meta:paragraph-count="37" meta:word-count="545" meta:character-count="3721" meta:non-whitespace-character-count="2906"/>
  </office:meta>
</office:document-meta>
</file>